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82.54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59.41pt"/>
    </style:style>
    <style:style style:name="co16" style:family="table-column">
      <style:table-column-properties fo:break-before="auto" style:column-width="79.51pt"/>
    </style:style>
    <style:style style:name="co17" style:family="table-column">
      <style:table-column-properties fo:break-before="auto" style:column-width="17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0" style:family="table-cell" style:parent-style-name="Default" style:data-style-name="N0"/>
    <style:style style:name="ce16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1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iring Tabl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olor cod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Source</text:p>
          </table:table-cell>
          <table:covered-table-cell/>
          <table:table-cell table:style-name="ce3" office:value-type="string" calcext:value-type="string" table:number-columns-spanned="2" table:number-rows-spanned="1">
            <text:p>Destinatio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s width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_cur_ins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ruction memory</text:p>
          </table:table-cell>
          <table:table-cell/>
          <table:table-cell office:value-type="string" calcext:value-type="string">
            <text:p>lc4_decoder</text:p>
          </table:table-cell>
          <table:table-cell office:value-type="string" calcext:value-type="string">
            <text:p>i_curr_ins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c4_alu</text:p>
          </table:table-cell>
          <table:table-cell office:value-type="string" calcext:value-type="string">
            <text:p>i_curr_insn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c4_branch</text:p>
          </table:table-cell>
          <table:table-cell office:value-type="string" calcext:value-type="string">
            <text:p>i_curr_ins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_cur_dmem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Register_Mux</text:p>
          </table:table-cell>
          <table:table-cell office:value-type="string" calcext:value-type="string">
            <text:p>in, 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tch_dat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cur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struction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c_reg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dmem_ad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_dmem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dmem_towr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_st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l Const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_cur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_cur_ins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_curr_insn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_regfile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egfile_w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_regfile_w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wsel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_regfile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_nzp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nzp_w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 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_nzp_new_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ducer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_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_dmem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_dmem_ad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_dmem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ad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load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sel, b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re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nch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branch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sn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control_insn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o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anchAsse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branch</text:p>
          </table:table-cell>
          <table:table-cell office:value-type="string" calcext:value-type="string">
            <text:p>takeBranch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Mux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C_Mux</text:p>
          </table:table-cell>
          <table:table-cell/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ZPCurr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branch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anch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selAd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1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s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2selAd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2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t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gWrite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w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gWri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egfile_we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d_we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pWri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nzp_we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PlusOne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select_pc_plus_one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sel a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pc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a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PlusOne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aP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, 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in, 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gfileWrite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w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_rs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o_rs_data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r1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_rt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o_rt_data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r2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mAddr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c4Alu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o_result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 b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zp_reducer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ddress_mux</text:p>
          </table:table-cell>
          <table:table-cell office:value-type="string" calcext:value-type="string">
            <text:p>in b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in 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P_new_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ducer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gMux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taMux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ext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Mux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rge2 pc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taMux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rge4 data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Mux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</table:table>
      <table:table table:name="Sheet2" table:style-name="ta1">
        <table:table-column table:style-name="co1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" table:default-cell-style-name="Default"/>
        <table:table-column table:style-name="co17" table:default-cell-style-name="ce11"/>
        <table:table-column table:style-name="co1" table:number-columns-repeated="100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Instruction</text:p>
          </table:table-cell>
          <table:table-cell table:style-name="ce13" office:value-type="string" calcext:value-type="string" table:number-columns-spanned="7" table:number-rows-spanned="1">
            <text:p>Control Signals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Data Signals <text:s/>26, 41 3 bits, rest 16</text:p>
          </table:table-cell>
          <table:covered-table-cell table:style-name="ce17"/>
          <table:covered-table-cell table:number-columns-repeated="3"/>
          <table:covered-table-cell table:style-name="ce17"/>
          <table:covered-table-cell/>
          <table:table-cell table:number-columns-repeated="1009"/>
        </table:table-row>
        <table:table-row table:style-name="ro2">
          <table:covered-table-cell table:style-name="ce8"/>
          <table:table-cell table:style-name="ce14" office:value-type="string" calcext:value-type="string">
            <text:p>31 RegWriteEn</text:p>
          </table:table-cell>
          <table:table-cell table:style-name="ce14" office:value-type="string" calcext:value-type="string">
            <text:p>39 MemAddrSel</text:p>
          </table:table-cell>
          <table:table-cell table:style-name="ce14" office:value-type="string" calcext:value-type="string">
            <text:p>42 RegMuxSel 2</text:p>
          </table:table-cell>
          <table:table-cell table:style-name="ce14" office:value-type="string" calcext:value-type="string">
            <text:p>24 branchAsserted</text:p>
          </table:table-cell>
          <table:table-cell table:style-name="ce14" office:value-type="string" calcext:value-type="string">
            <text:p>25 PCMuxSel</text:p>
          </table:table-cell>
          <table:table-cell table:style-name="ce14" office:value-type="string" calcext:value-type="string">
            <text:p>32 nzpWriteEn</text:p>
          </table:table-cell>
          <table:table-cell table:style-name="ce16" office:value-type="string" calcext:value-type="string">
            <text:p>43 DataMuxSel 2</text:p>
          </table:table-cell>
          <table:table-cell table:style-name="ce14" office:value-type="string" calcext:value-type="string">
            <text:p>36 RegfileWriteData</text:p>
          </table:table-cell>
          <table:table-cell table:style-name="ce14" office:value-type="string" calcext:value-type="string">
            <text:p>40 lc4ALUOut</text:p>
          </table:table-cell>
          <table:table-cell table:style-name="ce14" office:value-type="string" calcext:value-type="string">
            <text:p>5 o_dmem_addr</text:p>
          </table:table-cell>
          <table:table-cell table:style-name="ce14" office:value-type="string" calcext:value-type="string">
            <text:p>26 NZPCurrBits (often assumed)</text:p>
          </table:table-cell>
          <table:table-cell table:style-name="ce14" office:value-type="string" calcext:value-type="string">
            <text:p>41 NZP_new_bits</text:p>
          </table:table-cell>
          <table:table-cell table:style-name="ce14" office:value-type="string" calcext:value-type="string">
            <text:p>17 test_dmem_data</text:p>
          </table:table-cell>
          <table:table-cell table:style-name="ce14" office:value-type="string" calcext:value-type="string">
            <text:p>4 o_curr_pc</text:p>
          </table:table-cell>
          <table:table-cell table:style-name="ce14" office:value-type="string" calcext:value-type="string">
            <text:p>action</text:p>
          </table:table-cell>
          <table:table-cell table:style-name="ce14" table:number-columns-repeated="1006"/>
          <table:table-cell table:style-name="ce11" table:number-columns-repeated="2"/>
        </table:table-row>
        <table:table-row table:style-name="ro3">
          <table:table-cell office:value-type="string" calcext:value-type="string">
            <text:p>Br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2’b0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pc+1+sext(imm9) offset to label</text:p>
          </table:table-cell>
          <table:table-cell office:value-type="string" calcext:value-type="string">
            <text:p>16’h0</text:p>
          </table:table-cell>
          <table:table-cell office:value-type="string" calcext:value-type="string">
            <text:p>3’b111</text:p>
          </table:table-cell>
          <table:table-cell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o_curr_pc now the branch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Rs+Rt</text:p>
          </table:table-cell>
          <table:table-cell office:value-type="string" calcext:value-type="string">
            <text:p>16’h0</text:p>
          </table:table-cell>
          <table:table-cell table:number-columns-repeated="2"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write output to regfile/NZP register updated as according to lc3 instructions</text:p>
          </table:table-cell>
          <table:covered-table-cell table:number-columns-repeated="2" table:style-name="ce17"/>
          <table:table-cell table:number-columns-repeated="1006"/>
        </table:table-row>
        <table:table-row table:style-name="ro3"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4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4]" office:value-type="string" office:string-value="2’b00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Rs +sext(imm5)</text:p>
          </table:table-cell>
          <table:table-cell office:value-type="string" calcext:value-type="string">
            <text:p>16’h0</text:p>
          </table:table-cell>
          <table:table-cell table:number-columns-repeated="2"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write output to regfile; update NZP register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5]" office:value-type="string" office:string-value="2’b00" calcext:value-type="string">
            <text:p>2’b00</text:p>
          </table:table-cell>
          <table:table-cell table:formula="of:=[.$I5]" office:value-type="string" office:string-value="40 lc4AluOut" calcext:value-type="string">
            <text:p>40 lc4AluOut</text:p>
          </table:table-cell>
          <table:table-cell office:value-type="string" calcext:value-type="string">
            <text:p>Sign (Rs-Rt) assume 16’hFFFF</text:p>
          </table:table-cell>
          <table:table-cell table:formula="of:=[.$K5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3’b100</text:p>
          </table:table-cell>
          <table:table-cell table:formula="of:=[.$N5]" office:value-type="string" office:string-value="16’h00" calcext:value-type="string">
            <text:p>16’h00</text:p>
          </table:table-cell>
          <table:table-cell table:formula="of:=[.$O5]" office:value-type="string" office:string-value="Pc+1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update the NZP register with valid data; regfile is not written to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js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6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Rs</text:p>
          </table:table-cell>
          <table:table-cell table:formula="of:=[.$K6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6]" office:value-type="string" office:string-value="16’h00" calcext:value-type="string">
            <text:p>16’h00</text:p>
          </table:table-cell>
          <table:table-cell office:value-type="string" calcext:value-type="string">
            <text:p>Rs</text:p>
          </table:table-cell>
          <table:table-cell table:style-name="ce20" office:value-type="string" calcext:value-type="string" table:number-columns-spanned="3" table:number-rows-spanned="1">
            <text:p>next pc is RS; write pc+1 to regfile; compare not valid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js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7]" office:value-type="string" office:string-value="2’b01" calcext:value-type="string">
            <text:p>2’b0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7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pC +shifted immediate</text:p>
          </table:table-cell>
          <table:table-cell table:formula="of:=[.$K7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7]" office:value-type="string" office:string-value="16’h00" calcext:value-type="string">
            <text:p>16’h00</text:p>
          </table:table-cell>
          <table:table-cell table:style-name="ce11" office:value-type="string" calcext:value-type="string">
            <text:p>lc4ALUOut</text:p>
          </table:table-cell>
          <table:table-cell table:style-name="ce20" office:value-type="string" calcext:value-type="string" table:number-columns-spanned="3" table:number-rows-spanned="1">
            <text:p>next pc is shifted from current pc, regfile is updated with pc+1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6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8]" office:value-type="string" office:string-value="2’b00" calcext:value-type="string">
            <text:p>2’b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&amp;Rt</text:p>
          </table:table-cell>
          <table:table-cell table:formula="of:=[.$K8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8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and output sent to Rd, pc advanced by 1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D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’b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10</text:p>
          </table:table-cell>
          <table:table-cell table:style-name="ce11" office:value-type="string" calcext:value-type="string">
            <text:p>2 i_curr_mem_data</text:p>
          </table:table-cell>
          <table:table-cell office:value-type="string" calcext:value-type="string">
            <text:p>Rs+sext(imm6)</text:p>
          </table:table-cell>
          <table:table-cell office:value-type="string" calcext:value-type="string">
            <text:p>lc4ALuOut 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office:value-type="string" calcext:value-type="string">
            <text:p>2 i_curr_dmem_data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address calculated by ALU is sent to memory and data comes back <text:s/>and is written to the register</text:p>
          </table:table-cell>
          <table:covered-table-cell table:number-columns-repeated="2"/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+sext(imm6)</text:p>
          </table:table-cell>
          <table:table-cell office:value-type="string" calcext:value-type="string">
            <text:p>lc4ALuOut </text:p>
          </table:table-cell>
          <table:table-cell office:value-type="string" calcext:value-type="string">
            <text:p>not chang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_rt_data/o_dmem_towrite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rt is set to o_dem_to_write, store is true; write Enable asserted; address and data are set to store data is external memory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RT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11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6’h0</text:p>
          </table:table-cell>
          <table:table-cell office:value-type="string" calcext:value-type="string">
            <text:p>not chang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7 is outputted from ALU and routed to PC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2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2]" office:value-type="string" office:string-value="2’b00" calcext:value-type="string">
            <text:p>2’b00</text:p>
          </table:table-cell>
          <table:table-cell table:formula="of:=[.$I12]" office:value-type="string" office:string-value="lc4AluOut" calcext:value-type="string">
            <text:p>lc4AluOut</text:p>
          </table:table-cell>
          <table:table-cell office:value-type="string" calcext:value-type="string">
            <text:p>sext(imm9)</text:p>
          </table:table-cell>
          <table:table-cell table:formula="of:=[.$K12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2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alu output is routed to regfile and writted to Rd; pc advances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3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3]" office:value-type="string" office:string-value="2’b00" calcext:value-type="string">
            <text:p>2’b00</text:p>
          </table:table-cell>
          <table:table-cell table:formula="of:=[.$I13]" office:value-type="string" office:string-value="lc4AluOut" calcext:value-type="string">
            <text:p>lc4AluOut</text:p>
          </table:table-cell>
          <table:table-cell office:value-type="string" calcext:value-type="string">
            <text:p>rs&lt;&lt; uimm4</text:p>
          </table:table-cell>
          <table:table-cell table:formula="of:=[.$K13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3]" office:value-type="string" office:string-value="16’h00" calcext:value-type="string">
            <text:p>16’h00</text:p>
          </table:table-cell>
          <table:table-cell table:formula="of:=[.$O13]" office:value-type="string" office:string-value="Pc+1" calcext:value-type="string">
            <text:p>Pc+1</text:p>
          </table:table-cell>
          <table:table-cell office:value-type="string" calcext:value-type="string">
            <text:p>sll writted to regfile to register specified in instruction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JMPR/J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14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14]" office:value-type="string" office:string-value="2’b00" calcext:value-type="string">
            <text:p>2’b00</text:p>
          </table:table-cell>
          <table:table-cell table:formula="of:=[.$I14]" office:value-type="string" office:string-value="lc4AluOut" calcext:value-type="string">
            <text:p>lc4AluOut</text:p>
          </table:table-cell>
          <table:table-cell office:value-type="string" calcext:value-type="string">
            <text:p>rs/pc+1+sext(imm11)</text:p>
          </table:table-cell>
          <table:table-cell table:formula="of:=[.$K14]" office:value-type="string" office:string-value="16’h0" calcext:value-type="string">
            <text:p>16’h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updated</text:p>
          </table:table-cell>
          <table:table-cell table:formula="of:=[.$N14]" office:value-type="string" office:string-value="16’h00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oute alu calculated address to pc leave regfile alone.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Hi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5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5]" office:value-type="string" office:string-value="2’b00" calcext:value-type="string">
            <text:p>2’b00</text:p>
          </table:table-cell>
          <table:table-cell table:formula="of:=[.$I15]" office:value-type="string" office:string-value="lc4AluOut" calcext:value-type="string">
            <text:p>lc4AluOut</text:p>
          </table:table-cell>
          <table:table-cell office:value-type="string" calcext:value-type="string">
            <text:p>Rs for low imm for high</text:p>
          </table:table-cell>
          <table:table-cell table:formula="of:=[.$K15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5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retrieve Rs from r1 and add to it the shifted 8 bits from the instruction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16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0x8000| uimm8</text:p>
          </table:table-cell>
          <table:table-cell table:formula="of:=[.$K16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pc is now pointing to the trap region; pc+1 is stored in r7.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5:34:59.770227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0:07:36.242051051</meta:creation-date>
    <dc:date>2021-01-07T15:52:01.304200035</dc:date>
    <meta:editing-duration>PT14H18M48S</meta:editing-duration>
    <meta:editing-cycles>18</meta:editing-cycles>
    <meta:generator>LibreOffice/6.0.7.3$Linux_X86_64 LibreOffice_project/00m0$Build-3</meta:generator>
    <meta:document-statistic meta:table-count="2" meta:cell-count="660" meta:object-count="0"/>
  </office:meta>
</office:document-meta>
</file>